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46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4.550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70416666666667cm"/>
    </style:style>
    <style:style style:name="co14" style:family="table-column">
      <style:table-column-properties fo:break-before="auto" style:column-width="6.00604166666667cm"/>
    </style:style>
    <style:style style:name="co15" style:family="table-column">
      <style:table-column-properties fo:break-before="auto" style:column-width="2.88395833333333cm"/>
    </style:style>
    <style:style style:name="co16" style:family="table-column">
      <style:table-column-properties fo:break-before="auto" style:column-width="3.33375cm"/>
    </style:style>
    <style:style style:name="ro1" style:family="table-row">
      <style:table-row-properties style:row-height="33.5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pt" style:use-optimal-row-height="false" fo:break-before="auto"/>
    </style:style>
    <style:style style:name="ro6" style:family="table-row">
      <style:table-row-properties style:row-height="2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007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0 年7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27461" table:style-name="ce13">
            <text:p>227,461</text:p>
          </table:table-cell>
          <table:table-cell office:value-type="float" office:value="110383" table:style-name="ce13">
            <text:p>110,383</text:p>
          </table:table-cell>
          <table:table-cell office:value-type="float" office:value="1401" table:style-name="ce13">
            <text:p>1,401</text:p>
          </table:table-cell>
          <table:table-cell office:value-type="float" office:value="867" table:style-name="ce13">
            <text:p>867</text:p>
          </table:table-cell>
          <table:table-cell office:value-type="float" office:value="169834" table:style-name="ce13">
            <text:p>169,834</text:p>
          </table:table-cell>
          <table:table-cell office:value-type="float" office:value="65254" table:style-name="ce13">
            <text:p>65,254</text:p>
          </table:table-cell>
          <table:table-cell office:value-type="float" office:value="1122876" table:style-name="ce13">
            <text:p>1,122,876</text:p>
          </table:table-cell>
          <table:table-cell office:value-type="float" office:value="584" table:style-name="ce13">
            <text:p>584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0.03" table:style-name="ce14">
            <text:p>0.03</text:p>
          </table:table-cell>
          <table:table-cell office:value-type="float" office:value="1612.57" table:style-name="ce14">
            <text:p>1,612.57</text:p>
          </table:table-cell>
          <table:table-cell office:value-type="float" office:value="1120" table:style-name="ce13">
            <text:p>1,120</text:p>
          </table:table-cell>
          <table:table-cell office:value-type="float" office:value="4578" table:style-name="ce13">
            <text:p>4,57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39889" table:style-name="ce13">
            <text:p>339,889</text:p>
          </table:table-cell>
          <table:table-cell office:value-type="float" office:value="138603" table:style-name="ce13">
            <text:p>138,603</text:p>
          </table:table-cell>
          <table:table-cell office:value-type="float" office:value="1513" table:style-name="ce13">
            <text:p>1,513</text:p>
          </table:table-cell>
          <table:table-cell office:value-type="float" office:value="2020" table:style-name="ce13">
            <text:p>2,020</text:p>
          </table:table-cell>
          <table:table-cell office:value-type="float" office:value="351713" table:style-name="ce13">
            <text:p>351,713</text:p>
          </table:table-cell>
          <table:table-cell office:value-type="float" office:value="126277" table:style-name="ce13">
            <text:p>126,277</text:p>
          </table:table-cell>
          <table:table-cell office:value-type="float" office:value="814540" table:style-name="ce13">
            <text:p>814,540</text:p>
          </table:table-cell>
          <table:table-cell office:value-type="float" office:value="521" table:style-name="ce13">
            <text:p>521</text:p>
          </table:table-cell>
          <table:table-cell office:value-type="float" office:value="0.38" table:style-name="ce14">
            <text:p>0.38</text:p>
          </table:table-cell>
          <table:table-cell office:value-type="float" office:value="0.33" table:style-name="ce14">
            <text:p>0.33</text:p>
          </table:table-cell>
          <table:table-cell office:value-type="float" office:value="830.54" table:style-name="ce14">
            <text:p>830.54</text:p>
          </table:table-cell>
          <table:table-cell office:value-type="float" office:value="1231" table:style-name="ce13">
            <text:p>1,231</text:p>
          </table:table-cell>
          <table:table-cell office:value-type="float" office:value="11681" table:style-name="ce13">
            <text:p>11,68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616132" table:style-name="ce13">
            <text:p>616,132</text:p>
          </table:table-cell>
          <table:table-cell office:value-type="float" office:value="364847" table:style-name="ce13">
            <text:p>364,847</text:p>
          </table:table-cell>
          <table:table-cell office:value-type="float" office:value="6242" table:style-name="ce13">
            <text:p>6,242</text:p>
          </table:table-cell>
          <table:table-cell office:value-type="float" office:value="4593" table:style-name="ce13">
            <text:p>4,593</text:p>
          </table:table-cell>
          <table:table-cell office:value-type="float" office:value="737321" table:style-name="ce13">
            <text:p>737,321</text:p>
          </table:table-cell>
          <table:table-cell office:value-type="float" office:value="1479334" table:style-name="ce13">
            <text:p>1,479,334</text:p>
          </table:table-cell>
          <table:table-cell office:value-type="float" office:value="5494460" table:style-name="ce13">
            <text:p>5,494,460</text:p>
          </table:table-cell>
          <table:table-cell office:value-type="float" office:value="1506" table:style-name="ce13">
            <text:p>1,506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11" table:style-name="ce14">
            <text:p>0.11</text:p>
          </table:table-cell>
          <table:table-cell office:value-type="float" office:value="442.59" table:style-name="ce14">
            <text:p>442.59</text:p>
          </table:table-cell>
          <table:table-cell office:value-type="float" office:value="4493" table:style-name="ce13">
            <text:p>4,493</text:p>
          </table:table-cell>
          <table:table-cell office:value-type="float" office:value="34512" table:style-name="ce13">
            <text:p>34,51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371656" table:style-name="ce13">
            <text:p>1,371,656</text:p>
          </table:table-cell>
          <table:table-cell office:value-type="float" office:value="826286" table:style-name="ce13">
            <text:p>826,286</text:p>
          </table:table-cell>
          <table:table-cell office:value-type="float" office:value="12737" table:style-name="ce13">
            <text:p>12,737</text:p>
          </table:table-cell>
          <table:table-cell office:value-type="float" office:value="11793" table:style-name="ce13">
            <text:p>11,793</text:p>
          </table:table-cell>
          <table:table-cell office:value-type="float" office:value="1411004" table:style-name="ce13">
            <text:p>1,411,004</text:p>
          </table:table-cell>
          <table:table-cell office:value-type="float" office:value="2086765" table:style-name="ce13">
            <text:p>2,086,765</text:p>
          </table:table-cell>
          <table:table-cell office:value-type="float" office:value="5229703" table:style-name="ce13">
            <text:p>5,229,703</text:p>
          </table:table-cell>
          <table:table-cell office:value-type="float" office:value="6878" table:style-name="ce13">
            <text:p>6,878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2027.43" table:style-name="ce14">
            <text:p>2,027.43</text:p>
          </table:table-cell>
          <table:table-cell office:value-type="float" office:value="5378" table:style-name="ce13">
            <text:p>5,378</text:p>
          </table:table-cell>
          <table:table-cell office:value-type="float" office:value="37596" table:style-name="ce13">
            <text:p>37,59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18385" table:style-name="ce13">
            <text:p>1,018,385</text:p>
          </table:table-cell>
          <table:table-cell office:value-type="float" office:value="761510" table:style-name="ce13">
            <text:p>761,510</text:p>
          </table:table-cell>
          <table:table-cell office:value-type="float" office:value="10154" table:style-name="ce13">
            <text:p>10,154</text:p>
          </table:table-cell>
          <table:table-cell office:value-type="float" office:value="7908" table:style-name="ce13">
            <text:p>7,908</text:p>
          </table:table-cell>
          <table:table-cell office:value-type="float" office:value="961379" table:style-name="ce13">
            <text:p>961,379</text:p>
          </table:table-cell>
          <table:table-cell office:value-type="float" office:value="3905462" table:style-name="ce13">
            <text:p>3,905,462</text:p>
          </table:table-cell>
          <table:table-cell office:value-type="float" office:value="5068253" table:style-name="ce13">
            <text:p>5,068,253</text:p>
          </table:table-cell>
          <table:table-cell office:value-type="float" office:value="1140" table:style-name="ce13">
            <text:p>1,140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490.76" table:style-name="ce14">
            <text:p>490.76</text:p>
          </table:table-cell>
          <table:table-cell office:value-type="float" office:value="0" table:style-name="ce13">
            <text:p>0</text:p>
          </table:table-cell>
          <table:table-cell office:value-type="float" office:value="24988" table:style-name="ce13">
            <text:p>24,9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59341" table:style-name="ce13">
            <text:p>559,341</text:p>
          </table:table-cell>
          <table:table-cell office:value-type="float" office:value="233533" table:style-name="ce13">
            <text:p>233,533</text:p>
          </table:table-cell>
          <table:table-cell office:value-type="float" office:value="25266" table:style-name="ce13">
            <text:p>25,266</text:p>
          </table:table-cell>
          <table:table-cell office:value-type="float" office:value="3676" table:style-name="ce13">
            <text:p>3,676</text:p>
          </table:table-cell>
          <table:table-cell office:value-type="float" office:value="267731" table:style-name="ce13">
            <text:p>267,731</text:p>
          </table:table-cell>
          <table:table-cell office:value-type="float" office:value="794319" table:style-name="ce13">
            <text:p>794,319</text:p>
          </table:table-cell>
          <table:table-cell office:value-type="float" office:value="2341864" table:style-name="ce13">
            <text:p>2,341,864</text:p>
          </table:table-cell>
          <table:table-cell office:value-type="float" office:value="644" table:style-name="ce13">
            <text:p>644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894.77" table:style-name="ce14">
            <text:p>894.77</text:p>
          </table:table-cell>
          <table:table-cell office:value-type="float" office:value="2738" table:style-name="ce13">
            <text:p>2,738</text:p>
          </table:table-cell>
          <table:table-cell office:value-type="float" office:value="9473" table:style-name="ce13">
            <text:p>9,47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81582" table:style-name="ce13">
            <text:p>481,582</text:p>
          </table:table-cell>
          <table:table-cell office:value-type="float" office:value="243751" table:style-name="ce13">
            <text:p>243,751</text:p>
          </table:table-cell>
          <table:table-cell office:value-type="float" office:value="3033" table:style-name="ce13">
            <text:p>3,033</text:p>
          </table:table-cell>
          <table:table-cell office:value-type="float" office:value="2217" table:style-name="ce13">
            <text:p>2,217</text:p>
          </table:table-cell>
          <table:table-cell office:value-type="float" office:value="554485" table:style-name="ce13">
            <text:p>554,485</text:p>
          </table:table-cell>
          <table:table-cell office:value-type="float" office:value="863819" table:style-name="ce13">
            <text:p>863,819</text:p>
          </table:table-cell>
          <table:table-cell office:value-type="float" office:value="1378381" table:style-name="ce13">
            <text:p>1,378,381</text:p>
          </table:table-cell>
          <table:table-cell office:value-type="float" office:value="4136" table:style-name="ce13">
            <text:p>4,136</text:p>
          </table:table-cell>
          <table:table-cell office:value-type="float" office:value="0.16" table:style-name="ce14">
            <text:p>0.16</text:p>
          </table:table-cell>
          <table:table-cell office:value-type="float" office:value="0.11" table:style-name="ce14">
            <text:p>0.11</text:p>
          </table:table-cell>
          <table:table-cell office:value-type="float" office:value="1804.24" table:style-name="ce14">
            <text:p>1,804.24</text:p>
          </table:table-cell>
          <table:table-cell office:value-type="float" office:value="2557" table:style-name="ce13">
            <text:p>2,557</text:p>
          </table:table-cell>
          <table:table-cell office:value-type="float" office:value="17570" table:style-name="ce13">
            <text:p>17,57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4053299" table:style-name="ce13">
            <text:p>4,053,299</text:p>
          </table:table-cell>
          <table:table-cell office:value-type="float" office:value="2705117" table:style-name="ce13">
            <text:p>2,705,117</text:p>
          </table:table-cell>
          <table:table-cell office:value-type="float" office:value="43368" table:style-name="ce13">
            <text:p>43,368</text:p>
          </table:table-cell>
          <table:table-cell office:value-type="float" office:value="37750" table:style-name="ce13">
            <text:p>37,750</text:p>
          </table:table-cell>
          <table:table-cell office:value-type="float" office:value="5493445" table:style-name="ce13">
            <text:p>5,493,445</text:p>
          </table:table-cell>
          <table:table-cell office:value-type="float" office:value="24079553" table:style-name="ce13">
            <text:p>24,079,553</text:p>
          </table:table-cell>
          <table:table-cell office:value-type="float" office:value="27628118" table:style-name="ce13">
            <text:p>27,628,118</text:p>
          </table:table-cell>
          <table:table-cell office:value-type="float" office:value="70261" table:style-name="ce13">
            <text:p>70,261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1190.53" table:style-name="ce14">
            <text:p>1,190.53</text:p>
          </table:table-cell>
          <table:table-cell office:value-type="float" office:value="24611" table:style-name="ce13">
            <text:p>24,611</text:p>
          </table:table-cell>
          <table:table-cell office:value-type="float" office:value="152464" table:style-name="ce13">
            <text:p>152,46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254999" table:style-name="ce13">
            <text:p>7,254,999</text:p>
          </table:table-cell>
          <table:table-cell office:value-type="float" office:value="5139785" table:style-name="ce13">
            <text:p>5,139,785</text:p>
          </table:table-cell>
          <table:table-cell office:value-type="float" office:value="37021" table:style-name="ce13">
            <text:p>37,021</text:p>
          </table:table-cell>
          <table:table-cell office:value-type="float" office:value="26114" table:style-name="ce13">
            <text:p>26,114</text:p>
          </table:table-cell>
          <table:table-cell office:value-type="float" office:value="16987349" table:style-name="ce13">
            <text:p>16,987,349</text:p>
          </table:table-cell>
          <table:table-cell office:value-type="float" office:value="20520562" table:style-name="ce13">
            <text:p>20,520,562</text:p>
          </table:table-cell>
          <table:table-cell office:value-type="float" office:value="47101854" table:style-name="ce13">
            <text:p>47,101,854</text:p>
          </table:table-cell>
          <table:table-cell office:value-type="float" office:value="191453" table:style-name="ce13">
            <text:p>191,453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1286.72" table:style-name="ce14">
            <text:p>1,286.72</text:p>
          </table:table-cell>
          <table:table-cell office:value-type="float" office:value="42279" table:style-name="ce13">
            <text:p>42,279</text:p>
          </table:table-cell>
          <table:table-cell office:value-type="float" office:value="275464" table:style-name="ce13">
            <text:p>275,46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6034" table:style-name="ce13">
            <text:p>16,034</text:p>
          </table:table-cell>
          <table:table-cell office:value-type="float" office:value="6154" table:style-name="ce13">
            <text:p>6,154</text:p>
          </table:table-cell>
          <table:table-cell office:value-type="float" office:value="70" table:style-name="ce13">
            <text:p>70</text:p>
          </table:table-cell>
          <table:table-cell office:value-type="float" office:value="80" table:style-name="ce13">
            <text:p>80</text:p>
          </table:table-cell>
          <table:table-cell office:value-type="float" office:value="12558" table:style-name="ce13">
            <text:p>12,558</text:p>
          </table:table-cell>
          <table:table-cell office:value-type="float" office:value="674" table:style-name="ce13">
            <text:p>674</text:p>
          </table:table-cell>
          <table:table-cell office:value-type="float" office:value="186799" table:style-name="ce13">
            <text:p>186,799</text:p>
          </table:table-cell>
          <table:table-cell office:value-type="float" office:value="75" table:style-name="ce13">
            <text:p>75</text:p>
          </table:table-cell>
          <table:table-cell office:value-type="float" office:value="0.3" table:style-name="ce14">
            <text:p>0.30</text:p>
          </table:table-cell>
          <table:table-cell office:value-type="float" office:value="0.3" table:style-name="ce14">
            <text:p>0.30</text:p>
          </table:table-cell>
          <table:table-cell office:value-type="float" office:value="274.49" table:style-name="ce14">
            <text:p>274.49</text:p>
          </table:table-cell>
          <table:table-cell office:value-type="float" office:value="0" table:style-name="ce13">
            <text:p>0</text:p>
          </table:table-cell>
          <table:table-cell office:value-type="float" office:value="687" table:style-name="ce13">
            <text:p>68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34648" table:style-name="ce13">
            <text:p>1,034,648</text:p>
          </table:table-cell>
          <table:table-cell office:value-type="float" office:value="626145" table:style-name="ce13">
            <text:p>626,145</text:p>
          </table:table-cell>
          <table:table-cell office:value-type="float" office:value="7224" table:style-name="ce13">
            <text:p>7,224</text:p>
          </table:table-cell>
          <table:table-cell office:value-type="float" office:value="3870" table:style-name="ce13">
            <text:p>3,870</text:p>
          </table:table-cell>
          <table:table-cell office:value-type="float" office:value="1617761" table:style-name="ce13">
            <text:p>1,617,761</text:p>
          </table:table-cell>
          <table:table-cell office:value-type="float" office:value="3756907" table:style-name="ce13">
            <text:p>3,756,907</text:p>
          </table:table-cell>
          <table:table-cell office:value-type="float" office:value="7058435" table:style-name="ce13">
            <text:p>7,058,435</text:p>
          </table:table-cell>
          <table:table-cell office:value-type="float" office:value="8579" table:style-name="ce13">
            <text:p>8,579</text:p>
          </table:table-cell>
          <table:table-cell office:value-type="float" office:value="0.16" table:style-name="ce14">
            <text:p>0.16</text:p>
          </table:table-cell>
          <table:table-cell office:value-type="float" office:value="0.01" table:style-name="ce14">
            <text:p>0.01</text:p>
          </table:table-cell>
          <table:table-cell office:value-type="float" office:value="784.7" table:style-name="ce14">
            <text:p>784.70</text:p>
          </table:table-cell>
          <table:table-cell office:value-type="float" office:value="4808" table:style-name="ce13">
            <text:p>4,808</text:p>
          </table:table-cell>
          <table:table-cell office:value-type="float" office:value="29481" table:style-name="ce13">
            <text:p>29,48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39718" table:style-name="ce13">
            <text:p>2,839,718</text:p>
          </table:table-cell>
          <table:table-cell office:value-type="float" office:value="2134422" table:style-name="ce13">
            <text:p>2,134,422</text:p>
          </table:table-cell>
          <table:table-cell office:value-type="float" office:value="16126" table:style-name="ce13">
            <text:p>16,126</text:p>
          </table:table-cell>
          <table:table-cell office:value-type="float" office:value="32160" table:style-name="ce13">
            <text:p>32,160</text:p>
          </table:table-cell>
          <table:table-cell office:value-type="float" office:value="9827583" table:style-name="ce13">
            <text:p>9,827,583</text:p>
          </table:table-cell>
          <table:table-cell office:value-type="float" office:value="10156643" table:style-name="ce13">
            <text:p>10,156,643</text:p>
          </table:table-cell>
          <table:table-cell office:value-type="float" office:value="17330124" table:style-name="ce13">
            <text:p>17,330,124</text:p>
          </table:table-cell>
          <table:table-cell office:value-type="float" office:value="121492" table:style-name="ce13">
            <text:p>121,492</text:p>
          </table:table-cell>
          <table:table-cell office:value-type="float" office:value="0.78" table:style-name="ce14">
            <text:p>0.78</text:p>
          </table:table-cell>
          <table:table-cell office:value-type="float" office:value="0.33" table:style-name="ce14">
            <text:p>0.33</text:p>
          </table:table-cell>
          <table:table-cell office:value-type="float" office:value="310.92" table:style-name="ce14">
            <text:p>310.92</text:p>
          </table:table-cell>
          <table:table-cell office:value-type="float" office:value="0" table:style-name="ce13">
            <text:p>0</text:p>
          </table:table-cell>
          <table:table-cell office:value-type="float" office:value="205668" table:style-name="ce13">
            <text:p>205,66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196287" table:style-name="ce13">
            <text:p>196,287</text:p>
          </table:table-cell>
          <table:table-cell office:value-type="float" office:value="101027" table:style-name="ce13">
            <text:p>101,027</text:p>
          </table:table-cell>
          <table:table-cell office:value-type="float" office:value="489" table:style-name="ce13">
            <text:p>489</text:p>
          </table:table-cell>
          <table:table-cell office:value-type="float" office:value="915" table:style-name="ce13">
            <text:p>915</text:p>
          </table:table-cell>
          <table:table-cell office:value-type="float" office:value="301701" table:style-name="ce13">
            <text:p>301,701</text:p>
          </table:table-cell>
          <table:table-cell office:value-type="float" office:value="101849" table:style-name="ce13">
            <text:p>101,849</text:p>
          </table:table-cell>
          <table:table-cell office:value-type="float" office:value="872599" table:style-name="ce13">
            <text:p>872,599</text:p>
          </table:table-cell>
          <table:table-cell office:value-type="float" office:value="1558" table:style-name="ce13">
            <text:p>1,558</text:p>
          </table:table-cell>
          <table:table-cell office:value-type="float" office:value="0.1" table:style-name="ce14">
            <text:p>0.10</text:p>
          </table:table-cell>
          <table:table-cell office:value-type="float" office:value="0.01" table:style-name="ce14">
            <text:p>0.01</text:p>
          </table:table-cell>
          <table:table-cell office:value-type="float" office:value="330.27" table:style-name="ce14">
            <text:p>330.27</text:p>
          </table:table-cell>
          <table:table-cell office:value-type="float" office:value="1516" table:style-name="ce13">
            <text:p>1,516</text:p>
          </table:table-cell>
          <table:table-cell office:value-type="float" office:value="9754" table:style-name="ce13">
            <text:p>9,75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403994" table:style-name="ce13">
            <text:p>403,994</text:p>
          </table:table-cell>
          <table:table-cell office:value-type="float" office:value="272510" table:style-name="ce13">
            <text:p>272,510</text:p>
          </table:table-cell>
          <table:table-cell office:value-type="float" office:value="896" table:style-name="ce13">
            <text:p>896</text:p>
          </table:table-cell>
          <table:table-cell office:value-type="float" office:value="3668" table:style-name="ce13">
            <text:p>3,668</text:p>
          </table:table-cell>
          <table:table-cell office:value-type="float" office:value="1078900" table:style-name="ce13">
            <text:p>1,078,900</text:p>
          </table:table-cell>
          <table:table-cell office:value-type="float" office:value="519320" table:style-name="ce13">
            <text:p>519,320</text:p>
          </table:table-cell>
          <table:table-cell office:value-type="float" office:value="2439695" table:style-name="ce13">
            <text:p>2,439,695</text:p>
          </table:table-cell>
          <table:table-cell office:value-type="float" office:value="3432" table:style-name="ce13">
            <text:p>3,432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903.15" table:style-name="ce14">
            <text:p>903.15</text:p>
          </table:table-cell>
          <table:table-cell office:value-type="float" office:value="4375" table:style-name="ce13">
            <text:p>4,375</text:p>
          </table:table-cell>
          <table:table-cell office:value-type="float" office:value="25628" table:style-name="ce13">
            <text:p>25,62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54351" table:style-name="ce13">
            <text:p>154,351</text:p>
          </table:table-cell>
          <table:table-cell office:value-type="float" office:value="77634" table:style-name="ce13">
            <text:p>77,634</text:p>
          </table:table-cell>
          <table:table-cell office:value-type="float" office:value="1126" table:style-name="ce13">
            <text:p>1,126</text:p>
          </table:table-cell>
          <table:table-cell office:value-type="float" office:value="917" table:style-name="ce13">
            <text:p>917</text:p>
          </table:table-cell>
          <table:table-cell office:value-type="float" office:value="206384" table:style-name="ce13">
            <text:p>206,384</text:p>
          </table:table-cell>
          <table:table-cell office:value-type="float" office:value="49256" table:style-name="ce13">
            <text:p>49,256</text:p>
          </table:table-cell>
          <table:table-cell office:value-type="float" office:value="488407" table:style-name="ce13">
            <text:p>488,407</text:p>
          </table:table-cell>
          <table:table-cell office:value-type="float" office:value="212" table:style-name="ce13">
            <text:p>212</text:p>
          </table:table-cell>
          <table:table-cell office:value-type="float" office:value="0.34" table:style-name="ce14">
            <text:p>0.34</text:p>
          </table:table-cell>
          <table:table-cell office:value-type="float" office:value="0" table:style-name="ce14">
            <text:p>0.00</text:p>
          </table:table-cell>
          <table:table-cell office:value-type="float" office:value="1440.73" table:style-name="ce14">
            <text:p>1,440.73</text:p>
          </table:table-cell>
          <table:table-cell office:value-type="float" office:value="2376" table:style-name="ce13">
            <text:p>2,376</text:p>
          </table:table-cell>
          <table:table-cell office:value-type="float" office:value="11278" table:style-name="ce13">
            <text:p>11,27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26616" table:style-name="ce13">
            <text:p>626,616</text:p>
          </table:table-cell>
          <table:table-cell office:value-type="float" office:value="428531" table:style-name="ce13">
            <text:p>428,531</text:p>
          </table:table-cell>
          <table:table-cell office:value-type="float" office:value="9224" table:style-name="ce13">
            <text:p>9,224</text:p>
          </table:table-cell>
          <table:table-cell office:value-type="float" office:value="7878" table:style-name="ce13">
            <text:p>7,878</text:p>
          </table:table-cell>
          <table:table-cell office:value-type="float" office:value="1841502" table:style-name="ce13">
            <text:p>1,841,502</text:p>
          </table:table-cell>
          <table:table-cell office:value-type="float" office:value="1398841" table:style-name="ce13">
            <text:p>1,398,841</text:p>
          </table:table-cell>
          <table:table-cell office:value-type="float" office:value="4973401" table:style-name="ce13">
            <text:p>4,973,401</text:p>
          </table:table-cell>
          <table:table-cell office:value-type="float" office:value="21089" table:style-name="ce13">
            <text:p>21,089</text:p>
          </table:table-cell>
          <table:table-cell office:value-type="float" office:value="0.23" table:style-name="ce14">
            <text:p>0.23</text:p>
          </table:table-cell>
          <table:table-cell office:value-type="float" office:value="0" table:style-name="ce14">
            <text:p>0.00</text:p>
          </table:table-cell>
          <table:table-cell office:value-type="float" office:value="1770.3" table:style-name="ce14">
            <text:p>1,770.30</text:p>
          </table:table-cell>
          <table:table-cell office:value-type="float" office:value="5692" table:style-name="ce13">
            <text:p>5,692</text:p>
          </table:table-cell>
          <table:table-cell office:value-type="float" office:value="39647" table:style-name="ce13">
            <text:p>39,64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137" table:style-name="ce13">
            <text:p>9,137</text:p>
          </table:table-cell>
          <table:table-cell office:value-type="float" office:value="4987" table:style-name="ce13">
            <text:p>4,987</text:p>
          </table:table-cell>
          <table:table-cell office:value-type="float" office:value="5" table:style-name="ce13">
            <text:p>5</text:p>
          </table:table-cell>
          <table:table-cell office:value-type="float" office:value="31" table:style-name="ce13">
            <text:p>31</text:p>
          </table:table-cell>
          <table:table-cell office:value-type="float" office:value="9546" table:style-name="ce13">
            <text:p>9,546</text:p>
          </table:table-cell>
          <table:table-cell office:value-type="float" office:value="1692" table:style-name="ce13">
            <text:p>1,692</text:p>
          </table:table-cell>
          <table:table-cell office:value-type="float" office:value="35445" table:style-name="ce13">
            <text:p>35,445</text:p>
          </table:table-cell>
          <table:table-cell office:value-type="float" office:value="0" table:style-name="ce13">
            <text:p>0</text:p>
          </table:table-cell>
          <table:table-cell office:value-type="float" office:value="0.71" table:style-name="ce14">
            <text:p>0.71</text:p>
          </table:table-cell>
          <table:table-cell office:value-type="float" office:value="0.36" table:style-name="ce14">
            <text:p>0.36</text:p>
          </table:table-cell>
          <table:table-cell office:value-type="float" office:value="422.34" table:style-name="ce14">
            <text:p>422.34</text:p>
          </table:table-cell>
          <table:table-cell office:value-type="float" office:value="0" table:style-name="ce13">
            <text:p>0</text:p>
          </table:table-cell>
          <table:table-cell office:value-type="float" office:value="136" table:style-name="ce13">
            <text:p>13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944481" table:style-name="ce13">
            <text:p>944,481</text:p>
          </table:table-cell>
          <table:table-cell office:value-type="float" office:value="566292" table:style-name="ce13">
            <text:p>566,292</text:p>
          </table:table-cell>
          <table:table-cell office:value-type="float" office:value="7937" table:style-name="ce13">
            <text:p>7,937</text:p>
          </table:table-cell>
          <table:table-cell office:value-type="float" office:value="5209" table:style-name="ce13">
            <text:p>5,209</text:p>
          </table:table-cell>
          <table:table-cell office:value-type="float" office:value="1517753" table:style-name="ce13">
            <text:p>1,517,753</text:p>
          </table:table-cell>
          <table:table-cell office:value-type="float" office:value="2207272" table:style-name="ce13">
            <text:p>2,207,272</text:p>
          </table:table-cell>
          <table:table-cell office:value-type="float" office:value="4436957" table:style-name="ce13">
            <text:p>4,436,957</text:p>
          </table:table-cell>
          <table:table-cell office:value-type="float" office:value="5310" table:style-name="ce13">
            <text:p>5,310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241.17" table:style-name="ce14">
            <text:p>241.17</text:p>
          </table:table-cell>
          <table:table-cell office:value-type="float" office:value="5526" table:style-name="ce13">
            <text:p>5,526</text:p>
          </table:table-cell>
          <table:table-cell office:value-type="float" office:value="31518" table:style-name="ce13">
            <text:p>31,51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5013" table:style-name="ce13">
            <text:p>115,013</text:p>
          </table:table-cell>
          <table:table-cell office:value-type="float" office:value="56145" table:style-name="ce13">
            <text:p>56,145</text:p>
          </table:table-cell>
          <table:table-cell office:value-type="float" office:value="932" table:style-name="ce13">
            <text:p>932</text:p>
          </table:table-cell>
          <table:table-cell office:value-type="float" office:value="698" table:style-name="ce13">
            <text:p>698</text:p>
          </table:table-cell>
          <table:table-cell office:value-type="float" office:value="179362" table:style-name="ce13">
            <text:p>179,362</text:p>
          </table:table-cell>
          <table:table-cell office:value-type="float" office:value="106993" table:style-name="ce13">
            <text:p>106,993</text:p>
          </table:table-cell>
          <table:table-cell office:value-type="float" office:value="347183" table:style-name="ce13">
            <text:p>347,183</text:p>
          </table:table-cell>
          <table:table-cell office:value-type="float" office:value="77" table:style-name="ce13">
            <text:p>77</text:p>
          </table:table-cell>
          <table:table-cell office:value-type="float" office:value="0.38" table:style-name="ce14">
            <text:p>0.38</text:p>
          </table:table-cell>
          <table:table-cell office:value-type="float" office:value="0" table:style-name="ce14">
            <text:p>0.00</text:p>
          </table:table-cell>
          <table:table-cell office:value-type="float" office:value="432.44" table:style-name="ce14">
            <text:p>432.44</text:p>
          </table:table-cell>
          <table:table-cell office:value-type="float" office:value="0" table:style-name="ce13">
            <text:p>0</text:p>
          </table:table-cell>
          <table:table-cell office:value-type="float" office:value="5002" table:style-name="ce13">
            <text:p>5,00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338" table:style-name="ce13">
            <text:p>15,338</text:p>
          </table:table-cell>
          <table:table-cell office:value-type="float" office:value="10078" table:style-name="ce13">
            <text:p>10,078</text:p>
          </table:table-cell>
          <table:table-cell office:value-type="float" office:value="183" table:style-name="ce13">
            <text:p>183</text:p>
          </table:table-cell>
          <table:table-cell office:value-type="float" office:value="45" table:style-name="ce13">
            <text:p>45</text:p>
          </table:table-cell>
          <table:table-cell office:value-type="float" office:value="18443" table:style-name="ce13">
            <text:p>18,443</text:p>
          </table:table-cell>
          <table:table-cell office:value-type="float" office:value="10978" table:style-name="ce13">
            <text:p>10,978</text:p>
          </table:table-cell>
          <table:table-cell office:value-type="float" office:value="93797" table:style-name="ce13">
            <text:p>93,797</text:p>
          </table:table-cell>
          <table:table-cell office:value-type="float" office:value="19" table:style-name="ce13">
            <text:p>19</text:p>
          </table:table-cell>
          <table:table-cell office:value-type="float" office:value="0.28999999999999998" table:style-name="ce14">
            <text:p>0.29</text:p>
          </table:table-cell>
          <table:table-cell office:value-type="float" office:value="0" table:style-name="ce14">
            <text:p>0.00</text:p>
          </table:table-cell>
          <table:table-cell office:value-type="float" office:value="8762.26" table:style-name="ce14">
            <text:p>8,762.26</text:p>
          </table:table-cell>
          <table:table-cell office:value-type="float" office:value="0" table:style-name="ce13">
            <text:p>0</text:p>
          </table:table-cell>
          <table:table-cell office:value-type="float" office:value="672" table:style-name="ce13">
            <text:p>67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192207" table:style-name="ce13">
            <text:p>2,192,207</text:p>
          </table:table-cell>
          <table:table-cell office:value-type="float" office:value="1307556" table:style-name="ce13">
            <text:p>1,307,556</text:p>
          </table:table-cell>
          <table:table-cell office:value-type="float" office:value="15824" table:style-name="ce13">
            <text:p>15,824</text:p>
          </table:table-cell>
          <table:table-cell office:value-type="float" office:value="15813" table:style-name="ce13">
            <text:p>15,813</text:p>
          </table:table-cell>
          <table:table-cell office:value-type="float" office:value="5160203" table:style-name="ce13">
            <text:p>5,160,203</text:p>
          </table:table-cell>
          <table:table-cell office:value-type="float" office:value="4682713" table:style-name="ce13">
            <text:p>4,682,713</text:p>
          </table:table-cell>
          <table:table-cell office:value-type="float" office:value="8380619" table:style-name="ce13">
            <text:p>8,380,619</text:p>
          </table:table-cell>
          <table:table-cell office:value-type="float" office:value="48357" table:style-name="ce13">
            <text:p>48,357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164.76" table:style-name="ce14">
            <text:p>164.76</text:p>
          </table:table-cell>
          <table:table-cell office:value-type="float" office:value="13115" table:style-name="ce13">
            <text:p>13,115</text:p>
          </table:table-cell>
          <table:table-cell office:value-type="float" office:value="94496" table:style-name="ce13">
            <text:p>94,49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569002" table:style-name="ce13">
            <text:p>1,569,002</text:p>
          </table:table-cell>
          <table:table-cell office:value-type="float" office:value="998751" table:style-name="ce13">
            <text:p>998,751</text:p>
          </table:table-cell>
          <table:table-cell office:value-type="float" office:value="2773" table:style-name="ce13">
            <text:p>2,773</text:p>
          </table:table-cell>
          <table:table-cell office:value-type="float" office:value="5251" table:style-name="ce13">
            <text:p>5,251</text:p>
          </table:table-cell>
          <table:table-cell office:value-type="float" office:value="3768115" table:style-name="ce13">
            <text:p>3,768,115</text:p>
          </table:table-cell>
          <table:table-cell office:value-type="float" office:value="4340952" table:style-name="ce13">
            <text:p>4,340,952</text:p>
          </table:table-cell>
          <table:table-cell office:value-type="float" office:value="3835198" table:style-name="ce13">
            <text:p>3,835,198</text:p>
          </table:table-cell>
          <table:table-cell office:value-type="float" office:value="105083" table:style-name="ce13">
            <text:p>105,083</text:p>
          </table:table-cell>
          <table:table-cell office:value-type="float" office:value="0.25" table:style-name="ce14">
            <text:p>0.25</text:p>
          </table:table-cell>
          <table:table-cell office:value-type="float" office:value="0.05" table:style-name="ce14">
            <text:p>0.05</text:p>
          </table:table-cell>
          <table:table-cell office:value-type="float" office:value="103.16" table:style-name="ce14">
            <text:p>103.16</text:p>
          </table:table-cell>
          <table:table-cell office:value-type="float" office:value="10705" table:style-name="ce13">
            <text:p>10,705</text:p>
          </table:table-cell>
          <table:table-cell office:value-type="float" office:value="77375" table:style-name="ce13">
            <text:p>77,37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58437" table:style-name="ce13">
            <text:p>1,158,437</text:p>
          </table:table-cell>
          <table:table-cell office:value-type="float" office:value="558567" table:style-name="ce13">
            <text:p>558,567</text:p>
          </table:table-cell>
          <table:table-cell office:value-type="float" office:value="3281" table:style-name="ce13">
            <text:p>3,281</text:p>
          </table:table-cell>
          <table:table-cell office:value-type="float" office:value="7588" table:style-name="ce13">
            <text:p>7,588</text:p>
          </table:table-cell>
          <table:table-cell office:value-type="float" office:value="1254635" table:style-name="ce13">
            <text:p>1,254,635</text:p>
          </table:table-cell>
          <table:table-cell office:value-type="float" office:value="2872220" table:style-name="ce13">
            <text:p>2,872,220</text:p>
          </table:table-cell>
          <table:table-cell office:value-type="float" office:value="4041411" table:style-name="ce13">
            <text:p>4,041,411</text:p>
          </table:table-cell>
          <table:table-cell office:value-type="float" office:value="13329" table:style-name="ce13">
            <text:p>13,329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0" table:style-name="ce14">
            <text:p>0.00</text:p>
          </table:table-cell>
          <table:table-cell office:value-type="float" office:value="700.71" table:style-name="ce14">
            <text:p>700.71</text:p>
          </table:table-cell>
          <table:table-cell office:value-type="float" office:value="5055" table:style-name="ce13">
            <text:p>5,055</text:p>
          </table:table-cell>
          <table:table-cell office:value-type="float" office:value="38405" table:style-name="ce13">
            <text:p>38,40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133392" table:style-name="ce13">
            <text:p>2,133,392</text:p>
          </table:table-cell>
          <table:table-cell office:value-type="float" office:value="1143795" table:style-name="ce13">
            <text:p>1,143,795</text:p>
          </table:table-cell>
          <table:table-cell office:value-type="float" office:value="16619" table:style-name="ce13">
            <text:p>16,619</text:p>
          </table:table-cell>
          <table:table-cell office:value-type="float" office:value="6289" table:style-name="ce13">
            <text:p>6,289</text:p>
          </table:table-cell>
          <table:table-cell office:value-type="float" office:value="3997599" table:style-name="ce13">
            <text:p>3,997,599</text:p>
          </table:table-cell>
          <table:table-cell office:value-type="float" office:value="5585638" table:style-name="ce13">
            <text:p>5,585,638</text:p>
          </table:table-cell>
          <table:table-cell office:value-type="float" office:value="11785412" table:style-name="ce13">
            <text:p>11,785,412</text:p>
          </table:table-cell>
          <table:table-cell office:value-type="float" office:value="64262" table:style-name="ce13">
            <text:p>64,262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925.56" table:style-name="ce14">
            <text:p>925.56</text:p>
          </table:table-cell>
          <table:table-cell office:value-type="float" office:value="10213" table:style-name="ce13">
            <text:p>10,213</text:p>
          </table:table-cell>
          <table:table-cell office:value-type="float" office:value="82879" table:style-name="ce13">
            <text:p>82,87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510578" table:style-name="ce13">
            <text:p>6,510,578</text:p>
          </table:table-cell>
          <table:table-cell office:value-type="float" office:value="4467646" table:style-name="ce13">
            <text:p>4,467,646</text:p>
          </table:table-cell>
          <table:table-cell office:value-type="float" office:value="45213" table:style-name="ce13">
            <text:p>45,213</text:p>
          </table:table-cell>
          <table:table-cell office:value-type="float" office:value="23747" table:style-name="ce13">
            <text:p>23,747</text:p>
          </table:table-cell>
          <table:table-cell office:value-type="float" office:value="12282745" table:style-name="ce13">
            <text:p>12,282,745</text:p>
          </table:table-cell>
          <table:table-cell office:value-type="float" office:value="21221371" table:style-name="ce13">
            <text:p>21,221,371</text:p>
          </table:table-cell>
          <table:table-cell office:value-type="float" office:value="53650168" table:style-name="ce13">
            <text:p>53,650,168</text:p>
          </table:table-cell>
          <table:table-cell office:value-type="float" office:value="244940" table:style-name="ce13">
            <text:p>244,940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01" table:style-name="ce14">
            <text:p>0.01</text:p>
          </table:table-cell>
          <table:table-cell office:value-type="float" office:value="637.70000000000005" table:style-name="ce14">
            <text:p>637.70</text:p>
          </table:table-cell>
          <table:table-cell office:value-type="float" office:value="33501" table:style-name="ce13">
            <text:p>33,501</text:p>
          </table:table-cell>
          <table:table-cell office:value-type="float" office:value="263010" table:style-name="ce13">
            <text:p>263,01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66954" table:style-name="ce13">
            <text:p>366,954</text:p>
          </table:table-cell>
          <table:table-cell office:value-type="float" office:value="192204" table:style-name="ce13">
            <text:p>192,204</text:p>
          </table:table-cell>
          <table:table-cell office:value-type="float" office:value="4009" table:style-name="ce13">
            <text:p>4,009</text:p>
          </table:table-cell>
          <table:table-cell office:value-type="float" office:value="2010" table:style-name="ce13">
            <text:p>2,010</text:p>
          </table:table-cell>
          <table:table-cell office:value-type="float" office:value="1098368" table:style-name="ce13">
            <text:p>1,098,368</text:p>
          </table:table-cell>
          <table:table-cell office:value-type="float" office:value="1013970" table:style-name="ce13">
            <text:p>1,013,970</text:p>
          </table:table-cell>
          <table:table-cell office:value-type="float" office:value="1151769" table:style-name="ce13">
            <text:p>1,151,769</text:p>
          </table:table-cell>
          <table:table-cell office:value-type="float" office:value="5840" table:style-name="ce13">
            <text:p>5,840</text:p>
          </table:table-cell>
          <table:table-cell office:value-type="float" office:value="0.67" table:style-name="ce14">
            <text:p>0.67</text:p>
          </table:table-cell>
          <table:table-cell office:value-type="float" office:value="0.4" table:style-name="ce14">
            <text:p>0.40</text:p>
          </table:table-cell>
          <table:table-cell office:value-type="float" office:value="187.22" table:style-name="ce14">
            <text:p>187.22</text:p>
          </table:table-cell>
          <table:table-cell office:value-type="float" office:value="4586" table:style-name="ce13">
            <text:p>4,586</text:p>
          </table:table-cell>
          <table:table-cell office:value-type="float" office:value="34477" table:style-name="ce13">
            <text:p>34,47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8124" table:style-name="ce13">
            <text:p>608,124</text:p>
          </table:table-cell>
          <table:table-cell office:value-type="float" office:value="309883" table:style-name="ce13">
            <text:p>309,883</text:p>
          </table:table-cell>
          <table:table-cell office:value-type="float" office:value="2144" table:style-name="ce13">
            <text:p>2,144</text:p>
          </table:table-cell>
          <table:table-cell office:value-type="float" office:value="4599" table:style-name="ce13">
            <text:p>4,599</text:p>
          </table:table-cell>
          <table:table-cell office:value-type="float" office:value="1314687" table:style-name="ce13">
            <text:p>1,314,687</text:p>
          </table:table-cell>
          <table:table-cell office:value-type="float" office:value="2131750" table:style-name="ce13">
            <text:p>2,131,750</text:p>
          </table:table-cell>
          <table:table-cell office:value-type="float" office:value="3141903" table:style-name="ce13">
            <text:p>3,141,903</text:p>
          </table:table-cell>
          <table:table-cell office:value-type="float" office:value="17991" table:style-name="ce13">
            <text:p>17,991</text:p>
          </table:table-cell>
          <table:table-cell office:value-type="float" office:value="0.7" table:style-name="ce14">
            <text:p>0.70</text:p>
          </table:table-cell>
          <table:table-cell office:value-type="float" office:value="0" table:style-name="ce14">
            <text:p>0.00</text:p>
          </table:table-cell>
          <table:table-cell office:value-type="float" office:value="225.86" table:style-name="ce14">
            <text:p>225.86</text:p>
          </table:table-cell>
          <table:table-cell office:value-type="float" office:value="9497" table:style-name="ce13">
            <text:p>9,497</text:p>
          </table:table-cell>
          <table:table-cell office:value-type="float" office:value="79366" table:style-name="ce13">
            <text:p>79,36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900962" table:style-name="ce13">
            <text:p>5,900,962</text:p>
          </table:table-cell>
          <table:table-cell office:value-type="float" office:value="4036717" table:style-name="ce13">
            <text:p>4,036,717</text:p>
          </table:table-cell>
          <table:table-cell office:value-type="float" office:value="56248" table:style-name="ce13">
            <text:p>56,248</text:p>
          </table:table-cell>
          <table:table-cell office:value-type="float" office:value="23009" table:style-name="ce13">
            <text:p>23,009</text:p>
          </table:table-cell>
          <table:table-cell office:value-type="float" office:value="9898838" table:style-name="ce13">
            <text:p>9,898,838</text:p>
          </table:table-cell>
          <table:table-cell office:value-type="float" office:value="22085817" table:style-name="ce13">
            <text:p>22,085,817</text:p>
          </table:table-cell>
          <table:table-cell office:value-type="float" office:value="41518117" table:style-name="ce13">
            <text:p>41,518,117</text:p>
          </table:table-cell>
          <table:table-cell office:value-type="float" office:value="103008" table:style-name="ce13">
            <text:p>103,008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844.93" table:style-name="ce14">
            <text:p>844.93</text:p>
          </table:table-cell>
          <table:table-cell office:value-type="float" office:value="22039" table:style-name="ce13">
            <text:p>22,039</text:p>
          </table:table-cell>
          <table:table-cell office:value-type="float" office:value="155744" table:style-name="ce13">
            <text:p>155,74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2902" table:style-name="ce13">
            <text:p>142,902</text:p>
          </table:table-cell>
          <table:table-cell office:value-type="float" office:value="93824" table:style-name="ce13">
            <text:p>93,824</text:p>
          </table:table-cell>
          <table:table-cell office:value-type="float" office:value="215" table:style-name="ce13">
            <text:p>215</text:p>
          </table:table-cell>
          <table:table-cell office:value-type="float" office:value="760" table:style-name="ce13">
            <text:p>760</text:p>
          </table:table-cell>
          <table:table-cell office:value-type="float" office:value="237615" table:style-name="ce13">
            <text:p>237,615</text:p>
          </table:table-cell>
          <table:table-cell office:value-type="float" office:value="104851" table:style-name="ce13">
            <text:p>104,851</text:p>
          </table:table-cell>
          <table:table-cell office:value-type="float" office:value="270448" table:style-name="ce13">
            <text:p>270,448</text:p>
          </table:table-cell>
          <table:table-cell office:value-type="float" office:value="1625" table:style-name="ce13">
            <text:p>1,625</text:p>
          </table:table-cell>
          <table:table-cell office:value-type="float" office:value="0.26" table:style-name="ce14">
            <text:p>0.26</text:p>
          </table:table-cell>
          <table:table-cell office:value-type="float" office:value="0" table:style-name="ce14">
            <text:p>0.00</text:p>
          </table:table-cell>
          <table:table-cell office:value-type="float" office:value="933.42" table:style-name="ce14">
            <text:p>933.42</text:p>
          </table:table-cell>
          <table:table-cell office:value-type="float" office:value="810" table:style-name="ce13">
            <text:p>810</text:p>
          </table:table-cell>
          <table:table-cell office:value-type="float" office:value="4203" table:style-name="ce13">
            <text:p>4,20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660" table:style-name="ce13">
            <text:p>123,660</text:p>
          </table:table-cell>
          <table:table-cell office:value-type="float" office:value="54179" table:style-name="ce13">
            <text:p>54,179</text:p>
          </table:table-cell>
          <table:table-cell office:value-type="float" office:value="417" table:style-name="ce13">
            <text:p>417</text:p>
          </table:table-cell>
          <table:table-cell office:value-type="float" office:value="415" table:style-name="ce13">
            <text:p>415</text:p>
          </table:table-cell>
          <table:table-cell office:value-type="float" office:value="198232" table:style-name="ce13">
            <text:p>198,232</text:p>
          </table:table-cell>
          <table:table-cell office:value-type="float" office:value="1062445" table:style-name="ce13">
            <text:p>1,062,445</text:p>
          </table:table-cell>
          <table:table-cell office:value-type="float" office:value="290732" table:style-name="ce13">
            <text:p>290,732</text:p>
          </table:table-cell>
          <table:table-cell office:value-type="float" office:value="229" table:style-name="ce13">
            <text:p>229</text:p>
          </table:table-cell>
          <table:table-cell office:value-type="float" office:value="0.4" table:style-name="ce14">
            <text:p>0.40</text:p>
          </table:table-cell>
          <table:table-cell office:value-type="float" office:value="0.2" table:style-name="ce14">
            <text:p>0.20</text:p>
          </table:table-cell>
          <table:table-cell office:value-type="float" office:value="302.19" table:style-name="ce14">
            <text:p>302.19</text:p>
          </table:table-cell>
          <table:table-cell office:value-type="float" office:value="0" table:style-name="ce13">
            <text:p>0</text:p>
          </table:table-cell>
          <table:table-cell office:value-type="float" office:value="3925" table:style-name="ce13">
            <text:p>3,92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580563" table:style-name="ce13">
            <text:p>7,580,563</text:p>
          </table:table-cell>
          <table:table-cell office:value-type="float" office:value="4815512" table:style-name="ce13">
            <text:p>4,815,512</text:p>
          </table:table-cell>
          <table:table-cell office:value-type="float" office:value="63302" table:style-name="ce13">
            <text:p>63,302</text:p>
          </table:table-cell>
          <table:table-cell office:value-type="float" office:value="30717" table:style-name="ce13">
            <text:p>30,717</text:p>
          </table:table-cell>
          <table:table-cell office:value-type="float" office:value="15297416" table:style-name="ce13">
            <text:p>15,297,416</text:p>
          </table:table-cell>
          <table:table-cell office:value-type="float" office:value="33717871" table:style-name="ce13">
            <text:p>33,717,871</text:p>
          </table:table-cell>
          <table:table-cell office:value-type="float" office:value="69981303" table:style-name="ce13">
            <text:p>69,981,303</text:p>
          </table:table-cell>
          <table:table-cell office:value-type="float" office:value="503276" table:style-name="ce13">
            <text:p>503,276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436.14" table:style-name="ce14">
            <text:p>436.14</text:p>
          </table:table-cell>
          <table:table-cell office:value-type="float" office:value="78771" table:style-name="ce13">
            <text:p>78,771</text:p>
          </table:table-cell>
          <table:table-cell office:value-type="float" office:value="471520" table:style-name="ce13">
            <text:p>471,52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600218" table:style-name="ce13">
            <text:p>600,218</text:p>
          </table:table-cell>
          <table:table-cell office:value-type="float" office:value="213381" table:style-name="ce13">
            <text:p>213,381</text:p>
          </table:table-cell>
          <table:table-cell office:value-type="float" office:value="1289" table:style-name="ce13">
            <text:p>1,289</text:p>
          </table:table-cell>
          <table:table-cell office:value-type="float" office:value="3981" table:style-name="ce13">
            <text:p>3,981</text:p>
          </table:table-cell>
          <table:table-cell office:value-type="float" office:value="491895" table:style-name="ce13">
            <text:p>491,895</text:p>
          </table:table-cell>
          <table:table-cell office:value-type="float" office:value="809299" table:style-name="ce13">
            <text:p>809,299</text:p>
          </table:table-cell>
          <table:table-cell office:value-type="float" office:value="786389" table:style-name="ce13">
            <text:p>786,389</text:p>
          </table:table-cell>
          <table:table-cell office:value-type="float" office:value="3963" table:style-name="ce13">
            <text:p>3,963</text:p>
          </table:table-cell>
          <table:table-cell office:value-type="float" office:value="1.55" table:style-name="ce14">
            <text:p>1.55</text:p>
          </table:table-cell>
          <table:table-cell office:value-type="float" office:value="0.47" table:style-name="ce14">
            <text:p>0.47</text:p>
          </table:table-cell>
          <table:table-cell office:value-type="float" office:value="157.49" table:style-name="ce14">
            <text:p>157.49</text:p>
          </table:table-cell>
          <table:table-cell office:value-type="float" office:value="869" table:style-name="ce13">
            <text:p>869</text:p>
          </table:table-cell>
          <table:table-cell office:value-type="float" office:value="5979" table:style-name="ce13">
            <text:p>5,97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0702" table:style-name="ce13">
            <text:p>170,702</text:p>
          </table:table-cell>
          <table:table-cell office:value-type="float" office:value="96367" table:style-name="ce13">
            <text:p>96,367</text:p>
          </table:table-cell>
          <table:table-cell office:value-type="float" office:value="944" table:style-name="ce13">
            <text:p>944</text:p>
          </table:table-cell>
          <table:table-cell office:value-type="float" office:value="2492" table:style-name="ce13">
            <text:p>2,492</text:p>
          </table:table-cell>
          <table:table-cell office:value-type="float" office:value="219968" table:style-name="ce13">
            <text:p>219,968</text:p>
          </table:table-cell>
          <table:table-cell office:value-type="float" office:value="0" table:style-name="ce13">
            <text:p>0</text:p>
          </table:table-cell>
          <table:table-cell office:value-type="float" office:value="2105444" table:style-name="ce13">
            <text:p>2,105,444</text:p>
          </table:table-cell>
          <table:table-cell office:value-type="float" office:value="469" table:style-name="ce13">
            <text:p>469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0" table:style-name="ce14">
            <text:p>0.00</text:p>
          </table:table-cell>
          <table:table-cell office:value-type="float" office:value="952.29" table:style-name="ce14">
            <text:p>952.29</text:p>
          </table:table-cell>
          <table:table-cell office:value-type="float" office:value="3499" table:style-name="ce13">
            <text:p>3,499</text:p>
          </table:table-cell>
          <table:table-cell office:value-type="float" office:value="15325" table:style-name="ce13">
            <text:p>15,32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1336062" table:style-name="ce13">
            <text:p>51,336,062</text:p>
          </table:table-cell>
          <table:table-cell office:value-type="float" office:value="33096122" table:style-name="ce13">
            <text:p>33,096,122</text:p>
          </table:table-cell>
          <table:table-cell office:value-type="float" office:value="397225" table:style-name="ce13">
            <text:p>397,225</text:p>
          </table:table-cell>
          <table:table-cell office:value-type="float" office:value="279080" table:style-name="ce13">
            <text:p>279,080</text:p>
          </table:table-cell>
          <table:table-cell office:value-type="float" office:value="98766070" table:style-name="ce13">
            <text:p>98,766,070</text:p>
          </table:table-cell>
          <table:table-cell office:value-type="float" office:value="171860667" table:style-name="ce13">
            <text:p>171,860,667</text:p>
          </table:table-cell>
          <table:table-cell office:value-type="float" office:value="335381804" table:style-name="ce13">
            <text:p>335,381,804</text:p>
          </table:table-cell>
          <table:table-cell office:value-type="float" office:value="1551338" table:style-name="ce13">
            <text:p>1,551,338</text:p>
          </table:table-cell>
          <table:table-cell office:value-type="float" office:value="0.19476875668367336" table:style-name="ce14">
            <text:p>0.19</text:p>
          </table:table-cell>
          <table:table-cell office:value-type="float" office:value="0.03" table:style-name="ce14">
            <text:p>0.03</text:p>
          </table:table-cell>
          <table:table-cell office:value-type="float" office:value="485.60120820460224" table:style-name="ce14">
            <text:p>485.60</text:p>
          </table:table-cell>
          <table:table-cell office:value-type="float" office:value="301360" table:style-name="ce13">
            <text:p>301,360</text:p>
          </table:table-cell>
          <table:table-cell office:value-type="float" office:value="2254501" table:style-name="ce13">
            <text:p>2,254,501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3" table:style-name="ro6">
          <table:table-cell table:number-columns-repeated="16384" table:style-name="ce15"/>
        </table:table-row>
        <table:table-row table:number-rows-repeated="1048519" table:style-name="ro2">
          <table:table-cell table:number-columns-repeated="16384"/>
        </table:table-row>
        <table:named-expressions>
          <table:named-range table:name="外部資料_1" table:cell-range-address="11007.$A$1:11007.$N$23" table:base-cell-address="11007.$A$1"/>
          <table:named-range table:name="外部資料_10" table:cell-range-address="11007.$A$1:11007.$N$23" table:base-cell-address="11007.$A$1"/>
          <table:named-range table:name="外部資料_11" table:cell-range-address="11007.$A$1:11007.$N$23" table:base-cell-address="11007.$A$1"/>
          <table:named-range table:name="外部資料_12" table:cell-range-address="11007.$A$1:11007.$N$23" table:base-cell-address="11007.$A$1"/>
          <table:named-range table:name="外部資料_13" table:cell-range-address="11007.$A$1:11007.$N$23" table:base-cell-address="11007.$A$1"/>
          <table:named-range table:name="外部資料_14" table:cell-range-address="11007.$A$1:11007.$N$23" table:base-cell-address="11007.$A$1"/>
          <table:named-range table:name="外部資料_15" table:cell-range-address="11007.$A$1:11007.$N$23" table:base-cell-address="11007.$A$1"/>
          <table:named-range table:name="外部資料_16" table:cell-range-address="11007.$A$1:11007.$N$23" table:base-cell-address="11007.$A$1"/>
          <table:named-range table:name="外部資料_17" table:cell-range-address="11007.$A$1:11007.$N$23" table:base-cell-address="11007.$A$1"/>
          <table:named-range table:name="外部資料_18" table:cell-range-address="11007.$A$1:11007.$N$23" table:base-cell-address="11007.$A$1"/>
          <table:named-range table:name="外部資料_19" table:cell-range-address="11007.$A$1:11007.$N$23" table:base-cell-address="11007.$A$1"/>
          <table:named-range table:name="外部資料_2" table:cell-range-address="11007.$A$1:11007.$N$23" table:base-cell-address="11007.$A$1"/>
          <table:named-range table:name="外部資料_20" table:cell-range-address="11007.$A$1:11007.$N$23" table:base-cell-address="11007.$A$1"/>
          <table:named-range table:name="外部資料_21" table:cell-range-address="11007.$A$1:11007.$N$23" table:base-cell-address="11007.$A$1"/>
          <table:named-range table:name="外部資料_22" table:cell-range-address="11007.$A$1:11007.$N$23" table:base-cell-address="11007.$A$1"/>
          <table:named-range table:name="外部資料_23" table:cell-range-address="11007.$A$1:11007.$N$23" table:base-cell-address="11007.$A$1"/>
          <table:named-range table:name="外部資料_24" table:cell-range-address="11007.$A$1:11007.$N$23" table:base-cell-address="11007.$A$1"/>
          <table:named-range table:name="外部資料_25" table:cell-range-address="11007.$A$1:11007.$N$23" table:base-cell-address="11007.$A$1"/>
          <table:named-range table:name="外部資料_26" table:cell-range-address="11007.$A$1:11007.$N$23" table:base-cell-address="11007.$A$1"/>
          <table:named-range table:name="外部資料_27" table:cell-range-address="11007.$A$1:11007.$N$23" table:base-cell-address="11007.$A$1"/>
          <table:named-range table:name="外部資料_28" table:cell-range-address="11007.$A$1:11007.$N$23" table:base-cell-address="11007.$A$1"/>
          <table:named-range table:name="外部資料_29" table:cell-range-address="11007.$A$1:11007.$N$23" table:base-cell-address="11007.$A$1"/>
          <table:named-range table:name="外部資料_3" table:cell-range-address="11007.$A$1:11007.$N$23" table:base-cell-address="11007.$A$1"/>
          <table:named-range table:name="外部資料_30" table:cell-range-address="11007.$A$1:11007.$N$23" table:base-cell-address="11007.$A$1"/>
          <table:named-range table:name="外部資料_31" table:cell-range-address="11007.$A$1:11007.$N$23" table:base-cell-address="11007.$A$1"/>
          <table:named-range table:name="外部資料_32" table:cell-range-address="11007.$A$1:11007.$N$23" table:base-cell-address="11007.$A$1"/>
          <table:named-range table:name="外部資料_33" table:cell-range-address="11007.$A$1:11007.$N$23" table:base-cell-address="11007.$A$1"/>
          <table:named-range table:name="外部資料_34" table:cell-range-address="11007.$A$1:11007.$N$23" table:base-cell-address="11007.$A$1"/>
          <table:named-range table:name="外部資料_35" table:cell-range-address="11007.$A$1:11007.$N$23" table:base-cell-address="11007.$A$1"/>
          <table:named-range table:name="外部資料_36" table:cell-range-address="11007.$A$1:11007.$N$23" table:base-cell-address="11007.$A$1"/>
          <table:named-range table:name="外部資料_37" table:cell-range-address="11007.$A$1:11007.$N$23" table:base-cell-address="11007.$A$1"/>
          <table:named-range table:name="外部資料_38" table:cell-range-address="11007.$A$1:11007.$N$23" table:base-cell-address="11007.$A$1"/>
          <table:named-range table:name="外部資料_39" table:cell-range-address="11007.$A$1:11007.$N$23" table:base-cell-address="11007.$A$1"/>
          <table:named-range table:name="外部資料_4" table:cell-range-address="11007.$A$1:11007.$N$23" table:base-cell-address="11007.$A$1"/>
          <table:named-range table:name="外部資料_40" table:cell-range-address="11007.$A$1:11007.$N$23" table:base-cell-address="11007.$A$1"/>
          <table:named-range table:name="外部資料_41" table:cell-range-address="11007.$A$1:11007.$N$23" table:base-cell-address="11007.$A$1"/>
          <table:named-range table:name="外部資料_42" table:cell-range-address="11007.$A$1:11007.$N$23" table:base-cell-address="11007.$A$1"/>
          <table:named-range table:name="外部資料_43" table:cell-range-address="11007.$A$1:11007.$N$23" table:base-cell-address="11007.$A$1"/>
          <table:named-range table:name="外部資料_44" table:cell-range-address="11007.$A$1:11007.$N$23" table:base-cell-address="11007.$A$1"/>
          <table:named-range table:name="外部資料_45" table:cell-range-address="11007.$A$1:11007.$N$23" table:base-cell-address="11007.$A$1"/>
          <table:named-range table:name="外部資料_46" table:cell-range-address="11007.$A$1:11007.$N$23" table:base-cell-address="11007.$A$1"/>
          <table:named-range table:name="外部資料_47" table:cell-range-address="11007.$A$1:11007.$N$23" table:base-cell-address="11007.$A$1"/>
          <table:named-range table:name="外部資料_48" table:cell-range-address="11007.$A$1:11007.$N$23" table:base-cell-address="11007.$A$1"/>
          <table:named-range table:name="外部資料_49" table:cell-range-address="11007.$A$1:11007.$N$23" table:base-cell-address="11007.$A$1"/>
          <table:named-range table:name="外部資料_5" table:cell-range-address="11007.$A$1:11007.$N$23" table:base-cell-address="11007.$A$1"/>
          <table:named-range table:name="外部資料_50" table:cell-range-address="11007.$A$1:11007.$N$23" table:base-cell-address="11007.$A$1"/>
          <table:named-range table:name="外部資料_51" table:cell-range-address="11007.$A$1:11007.$N$23" table:base-cell-address="11007.$A$1"/>
          <table:named-range table:name="外部資料_52" table:cell-range-address="11007.$A$1:11007.$N$23" table:base-cell-address="11007.$A$1"/>
          <table:named-range table:name="外部資料_53" table:cell-range-address="11007.$A$1:11007.$N$23" table:base-cell-address="11007.$A$1"/>
          <table:named-range table:name="外部資料_54" table:cell-range-address="11007.$A$1:11007.$N$23" table:base-cell-address="11007.$A$1"/>
          <table:named-range table:name="外部資料_55" table:cell-range-address="11007.$A$1:11007.$N$23" table:base-cell-address="11007.$A$1"/>
          <table:named-range table:name="外部資料_56" table:cell-range-address="11007.$A$1:11007.$N$23" table:base-cell-address="11007.$A$1"/>
          <table:named-range table:name="外部資料_57" table:cell-range-address="11007.$A$1:11007.$N$23" table:base-cell-address="11007.$A$1"/>
          <table:named-range table:name="外部資料_58" table:cell-range-address="11007.$A$1:11007.$N$23" table:base-cell-address="11007.$A$1"/>
          <table:named-range table:name="外部資料_59" table:cell-range-address="11007.$A$1:11007.$N$23" table:base-cell-address="11007.$A$1"/>
          <table:named-range table:name="外部資料_6" table:cell-range-address="11007.$A$1:11007.$N$23" table:base-cell-address="11007.$A$1"/>
          <table:named-range table:name="外部資料_60" table:cell-range-address="11007.$A$1:11007.$N$23" table:base-cell-address="11007.$A$1"/>
          <table:named-range table:name="外部資料_61" table:cell-range-address="11007.$A$1:11007.$N$23" table:base-cell-address="11007.$A$1"/>
          <table:named-range table:name="外部資料_62" table:cell-range-address="11007.$A$1:11007.$N$23" table:base-cell-address="11007.$A$1"/>
          <table:named-range table:name="外部資料_63" table:cell-range-address="11007.$A$1:11007.$N$23" table:base-cell-address="11007.$A$1"/>
          <table:named-range table:name="外部資料_64" table:cell-range-address="11007.$A$1:11007.$N$23" table:base-cell-address="11007.$A$1"/>
          <table:named-range table:name="外部資料_7" table:cell-range-address="11007.$A$1:11007.$N$23" table:base-cell-address="11007.$A$1"/>
          <table:named-range table:name="外部資料_8" table:cell-range-address="11007.$A$1:11007.$N$23" table:base-cell-address="11007.$A$1"/>
          <table:named-range table:name="外部資料_9" table:cell-range-address="11007.$A$1:11007.$N$23" table:base-cell-address="1100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60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1</meta:initial-creator>
    <dc:creator>user1</dc:creator>
    <meta:creation-date>2021-08-26T00:42:32Z</meta:creation-date>
    <dc:date>2021-08-26T00:42:36Z</dc:date>
    <meta:print-date>2021-08-26T00:42:33Z</meta:print-date>
  </office:meta>
</office:document-meta>
</file>